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paragraph-properties fo:orphans="2" fo:widows="2"/>
      <style:text-properties fo:font-variant="normal" fo:text-transform="none" fo:color="#000000" style:font-name="Verdana" fo:font-size="8.25pt" fo:letter-spacing="normal" fo:font-style="normal" fo:font-weight="normal"/>
    </style:style>
    <style:style style:name="P5" style:family="paragraph" style:parent-style-name="Text_20_body" style:list-style-name="L5">
      <style:paragraph-properties fo:orphans="2" fo:widows="2"/>
    </style:style>
    <style:style style:name="P6" style:family="paragraph" style:parent-style-name="Text_20_body" style:list-style-name="L6">
      <style:paragraph-properties fo:orphans="2" fo:widows="2"/>
    </style:style>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4">
      <style:paragraph-properties fo:margin-top="0cm" fo:margin-bottom="0cm" loext:contextual-spacing="false" fo:orphans="2" fo:widows="2"/>
      <style:text-properties fo:font-variant="normal" fo:text-transform="none" fo:color="#000000" style:font-name="Verdana" fo:font-size="8.25pt" fo:letter-spacing="normal" fo:font-style="normal" fo:font-weight="normal"/>
    </style:style>
    <style:style style:name="P11" style:family="paragraph" style:parent-style-name="Text_20_body" style:list-style-name="L5">
      <style:paragraph-properties fo:margin-top="0cm" fo:margin-bottom="0cm" loext:contextual-spacing="false" fo:orphans="2" fo:widows="2"/>
    </style:style>
    <style:style style:name="P12" style:family="paragraph" style:parent-style-name="Text_20_body" style:list-style-name="L6">
      <style:paragraph-properties fo:margin-top="0cm" fo:margin-bottom="0cm" loext:contextual-spacing="false" fo:orphans="2" fo:widows="2"/>
    </style:style>
    <style:style style:name="P13" style:family="paragraph" style:parent-style-name="Text_20_body">
      <style:paragraph-properties fo:margin-left="0cm" fo:margin-right="0cm" fo:orphans="2" fo:widows="2" fo:text-indent="0cm" style:auto-text-indent="false"/>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8.25pt" fo:letter-spacing="normal" fo:font-style="normal" fo:font-weight="normal"/>
    </style:style>
    <style:style style:name="P15" style:family="paragraph" style:parent-style-name="Heading_20_2">
      <style:paragraph-properties fo:margin-left="0cm" fo:margin-right="0cm" fo:orphans="2" fo:widows="2" fo:text-indent="0cm" style:auto-text-indent="false"/>
      <style:text-properties fo:font-variant="normal" fo:text-transform="none" fo:color="#000000" style:font-name="Verdana" fo:letter-spacing="normal" fo:font-style="normal"/>
    </style:style>
    <style:style style:name="P16" style:family="paragraph" style:parent-style-name="Table_20_Heading">
      <style:text-properties style:font-name="Verdana" fo:font-size="8.25pt"/>
    </style:style>
    <style:style style:name="P17" style:family="paragraph" style:parent-style-name="Table_20_Contents">
      <style:text-properties style:font-name="Verdana" fo:font-size="8.25pt"/>
    </style:style>
    <style:style style:name="T1" style:family="text">
      <style:text-properties fo:font-variant="normal" fo:text-transform="none" fo:color="#000000" style:font-name="Verdana" fo:font-size="8.25pt" fo:letter-spacing="normal" fo:font-style="normal" fo:font-weight="normal"/>
    </style:style>
    <style:style style:name="T2" style:family="text">
      <style:text-properties officeooo:rsid="000109c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Emphasis"><text:span text:style-name="T1">In vigore dal giorno 11 maggio 2019</text:span></text:span></text:p>
      <text:p text:style-name="P14">Il Centro ESF Language Service crede di essere trasparente e aperta riguardo al modo in cui raccogliamo e utilizziamo i Suoi dati. Nello spirito della trasparenza, questa informativa fornisce informazioni dettagliate su come e quando utilizziamo i cookie. Questa informativa dei cookie si applica a qualsiasi servizio di ESF Language Service associato ad essa o che lo incorpora per riferimento.</text:p>
      <text:h text:style-name="P15" text:outline-level="2">Il Centro ESF Language Service utilizza i cookie?</text:h>
      <text:p text:style-name="P13"><text:span text:style-name="T1">Sì. Come indicato nella </text:span><text:a xlink:type="simple" xlink:href="http://xn----7sbxaacjcecxgkc5bzg.xn--p1ai/documents/3/Politica_sulla_privacy.docx" text:style-name="Internet_20_link" text:visited-style-name="Visited_20_Internet_20_Link">Sezione 1.4 della nostra Informativa sulla Privacy</text:a><text:span text:style-name="T1">, utilizziamo cookie e altre tecnologie per assicurarci che tutti coloro che utilizzano ESF Language Service abbiano la migliore esperienza possibile. I cookie ci aiutano anche a mantenere al sicuro il Suo account. Continuando a visitare o ad utilizzare i nostri servizi, Lei dichiara di accettare l’utilizzo di cookie e tecnologie simili per le finalità descritte in questa informativa.</text:span></text:p>
      <text:h text:style-name="P15" text:outline-level="2">Che cos’è un cookie?</text:h>
      <text:p text:style-name="P14">Il cookie è un piccolo file posizionato nel Suo dispositivo che consente di attivare i servizi e le funzionalità di ESF Language Service. Per esempio, i cookie ci consentono di identificare il Suo dispositivo, garantire la sicurezza dell’accesso a ESF Language Service e ad altri siti in generale e persino di sapere se qualcuno cerca di accedere al Suo account da un altro dispositivo. I cookie le consentono anche di condividere facilmente il contenuto su ESF Language Service e ci aiutano a offrirle annunci pubblicitari rilevanti.</text:p>
      <text:h text:style-name="P15" text:outline-level="2">Quando ESF Language Service colloca i cookie?</text:h>
      <text:p text:style-name="P14">Noi utilizziamo i cookie su<text:span text:style-name="T2">l</text:span> nostr<text:span text:style-name="T2">o</text:span> sit<text:span text:style-name="T2">o</text:span> www.esflanguageservice.com. Tutti i browser che visitano questi siti riceveranno i nostri cookie. Noi collochiamo i cookie nel Suo browser anche quando Lei visita siti che non fanno parte di ESF Language Service e che ospitano i nostri plugin (per esempio, il pulsante “Condividi” di ESF Language Service) o i tag.</text:p>
      <text:h text:style-name="P15" text:outline-level="2">Quali tipi di cookie utilizza ESF Language Service?</text:h>
      <text:p text:style-name="P14">Utilizziamo due tipi di cookie: cookie persistenti e cookie di sessione. Un cookie persistente ci aiuta a riconoscerla come utente esistente, in modo che sia più facile ritornare su ESF Language Service senza dover effettuare nuovamente l’accesso. Una volta effettuato l’accesso, un cookie persistente rimane nel Suo browser e verrà letto da ESF Language Service quando Lei ritornerà a uno dei Suoi siti che utilizzano i nostri servizi (per esempio, i nostri pulsanti di condivisione o di candidatura). I cookie di sessione durano solo fino a quando è attiva la sessione (di solito durante la visita a un sito web o una sessione del browser).</text:p>
      <text:h text:style-name="P15" text:outline-level="2">Per che cosa vengono utilizzati i cookie?</text:h>
      <text:p text:style-name="P14">I cookie possono essere utilizzati per riconoscerla quando visita ESF Language Service, memorizzare le Sue preferenze e fornirle un’esperienza personalizzata in linea con le Sue impostazioni. I cookie possono anche rendere le Sue interazioni con ESF Language Service più veloci e più sicure. Inoltre, i cookie ci permettono di fornirle pubblicità sia sui siti di ESF Language Service che non, e offrono funzionalità personalizzate per l’utente attraverso i plugin di ESF Language Service, come il nostro pulsante “Condividi”.</text:p>
      <text:p text:style-name="P14">Categorie di utilizzo Descrizione Autenticazione Se ha effettuato l’accesso a ESF Language Service, i cookie ci aiutano a mostrarle le giuste informazioni e a personalizzare la Sua esperienza. Protezione Noi utilizziamo i cookie per attivare e sostenere le nostre funzionalità di sicurezza e per aiutarci a rilevare attività dannose e violazioni al nostro Contratto di licenza. Preferenze, funzionalità e servizi I cookie ci dicono quale lingua Lei preferisce e quali sono le Sue preferenze di comunicazione. I cookie possono aiutarla a compilare i moduli su ESF Language Service più facilmente. Inoltre, i cookie le forniscono funzionalità, informazioni e contenuti personalizzati in congiunzione con i nostri plugin. Può ottenere <text:soft-page-break/>maggiori informazioni sui plugin nella nostra Informativa sulla privacy. Pubblicità Noi possiamo utilizzare i cookie per mostrarle pubblicità rilevante sia sul sito ESF Language Service che non. Possiamo anche utilizzare un cookie per sapere se qualcuno che ha visto un annuncio pubblicitario su ESF Language Service ha successivamente visitato e intrapreso un’azione (per esempio, ha scaricato un white paper o effettuato un acquisto) sul sito dell’inserzionista. Allo stesso modo, i nostri partner possono utilizzare un cookie per determinare se abbiamo mostrato un annuncio pubblicitario e qual è stato il suo rendimento, o fornirci informazioni su come lei interagisce con loro. Possiamo anche lavorare con un partner per mostrarle un annuncio pubblicitario sia su ESF Language Service che non, come ad esempio dopo che ha visitato il sito o l’applicazione di un partner. Prestazioni, analisi e ricerca I cookie ci aiutano a conoscere le prestazioni del nostro sito e dei plugin in località diverse. Utilizziamo i cookie anche per capire, migliorare e ricercare prodotti, funzionalità e servizi, incluso quando Lei accede a ESF Language Service da altri siti Web, applicazioni o dispositivi quali il Suo computer di lavoro o il Suo dispositivo mobile.</text:p>
      <text:h text:style-name="P15" text:outline-level="2">Che cosa è Do Not Track (DNT)?</text:h>
      <text:p text:style-name="P14">DNT è un concetto che è stato promosso dalle agenzie di regolamentazione come la Commissione Federale del Commercio degli Stati Uniti (FTC) per il settore Internet al fine di sviluppare e implementare un meccanismo che permetta agli utenti di controllare il monitoraggio delle loro attività online sui siti Web utilizzando le impostazioni del browser. Il World Wide Web Consortium (W3C) sta lavorando con i gruppi di settore, i browser Internet, le aziende tecnologiche e i regolatori per sviluppare uno standard di tecnologia DNT. Sebbene siano stati fatti alcuni progressi, essi sono stati lenti. Finora non è stato adottato alcuno standard. Pertanto, ESF Language Service non risponde generalmente ai segnali “Do Not Track”.</text:p>
      <text:h text:style-name="P15" text:outline-level="2">Come vengono utilizzati i cookie per scopi pubblicitari?</text:h>
      <text:p text:style-name="P14">I cookie e altre tecnologie pubblicitarie, come i beacon, i pixel e i tag, ci aiutano a offrirle annunci pubblicitari rilevanti in modo più efficiente. Ci aiutano anche a raccogliere rendiconti, ricerche e report basati su dati aggregati per gli inserzionisti di pubblicità, a capire e a migliorare i nostri servizi, e a sapere quando un contenuto le viene mostrato. Nota: poiché il Suo browser può richiedere gli annunci pubblicitari e i beacon direttamente dai server delle reti pubblicitarie di terze parti, queste reti possono vedere, modificare o impostare i cookie di terze parti solo se Lei ha richiesto una pagina Web dal loro sito. Gli annunci pubblicitari forniti da ESF Language Service possono anche impostare cookie di terze parti.</text:p>
      <text:p text:style-name="P14">Se ha effettuato l’accesso a www.esflanguageservice.com o a un altro Servizio che fa riferimento a questa Informativa sui cookie o se naviga su un sito partner di ESF Language Service di terze parti e uno dei nostri cookie sul Suo dispositivo La identifica, l’utilizzo che Lei ne fa (come il Suo comportamento di navigazione) e i Suoi dati di registrazione (come come il Suo indirizzo IP) saranno associati da ESF Language Service al Suo account come indicato nelle Sezioni 1.3 e 1.4 della nostra Informativa sulla Privacy. Noi utilizziamo anche i dati aggregati provenienti da terze parti e i dati del Suo profilo e delle attività di ESF Language Service.</text:p>
      <text:p text:style-name="P14">Se Lei è un membro di ESF Language Service ma si è disconnesso dal Suo account su un browser, ESF Language Service potrebbe ancora continuare a registrare la Sua interazione con i nostri servizi su quel browser fino a un massimo di 30 giorni per generare un’analisi dell’utilizzo dei nostri servizi che noi possiamo condividere, in forma aggregata, con i nostri inserzionisti.</text:p>
      <text:p text:style-name="P14">A meno che Lei non cancelli questi cookie dal Suo browser, noi possiamo utilizzare queste informazioni per:</text:p>
      <text:list xml:id="list1410921500" text:style-name="L4">
        <text:list-item>
          <text:p text:style-name="P10">fornire pubblicità più rilevante in base al Suo interesse</text:p>
        </text:list-item>
        <text:list-item>
          <text:p text:style-name="P10">fornire report aggregati sull’attività pubblicitaria agli inserzionisti e ai siti Web che ospitano gli annunci pubblicitari</text:p>
        </text:list-item>
        <text:list-item>
          <text:p text:style-name="P10">aiutare i proprietari dei siti Web e delle app a comprendere il modo in cui i visitatori interagiscono con i loro siti o app</text:p>
        </text:list-item>
        <text:list-item>
          <text:p text:style-name="P10">rilevare e difendersi contro le frodi e altri rischi per proteggere gli utenti e i partner</text:p>
        </text:list-item>
        <text:list-item>
          <text:p text:style-name="P4">migliorare i nostri prodotti</text:p>
        </text:list-item>
      </text:list>
      <text:p text:style-name="P13"><text:soft-page-break/><text:span text:style-name="T1">Per maggiori informazioni sul nostro utilizzo di cookie e tecnologie simili per scopi pubblicitari, e sui controlli disponibili per Utenti e Visitatori, La invitiamo a fare riferimento alla </text:span><text:a xlink:type="simple" xlink:href="https://www.linkedin.com/legal/privacy-policy" text:style-name="Internet_20_link" text:visited-style-name="Visited_20_Internet_20_Link">Sezione 2.4 della nostra Informativa sulla privacy</text:a><text:span text:style-name="T1">.</text:span></text:p>
      <text:h text:style-name="P15" text:outline-level="2">Controllo dei cookie</text:h>
      <text:p text:style-name="P14">La maggior parte dei browser Le consente di controllare i cookie attraverso le loro impostazioni sulle preferenze. Tuttavia, se limita la capacità dei siti Web di impostare i cookie, Lei può peggiorare la Sua esperienza globale di utente poiché questa non sarà più personalizzata. Tale restrizione può anche impedirle di salvare le impostazioni personalizzate come le credenziali di accesso.</text:p>
      <text:h text:style-name="P15" text:outline-level="2">Cosa fare se Lei non vuole che i cookie siano impostati o se vuole che essi siano rimossi?</text:h>
      <text:p text:style-name="P13"><text:span text:style-name="T1">Se Lei è un Visitatore, può rifiutare i nostri cookie per scopi pubblicitari </text:span><text:a xlink:type="simple" xlink:href="https://www.linkedin.com/psettings/guest-controls/retargeting-opt-out?trk=microsites-frontend_legal_cookie-policy" text:style-name="Internet_20_link" text:visited-style-name="Visited_20_Internet_20_Link">qui</text:a><text:span text:style-name="T1">. I membri possono trovare le nostre impostazioni relative agli annunci pubblicitari </text:span><text:a xlink:type="simple" xlink:href="https://www.linkedin.com/psettings/advertising?trk=microsites-frontend_legal_cookie-policy" text:style-name="Internet_20_link" text:visited-style-name="Visited_20_Internet_20_Link">qui</text:a><text:span text:style-name="T1">. Se non desidera ricevere i cookie, può anche cambiare le impostazioni del Suo browser sul Suo computer o altro dispositivo che utilizza per accedere ai nostri servizi. Se utilizza ESF Language Service senza cambiare le impostazioni del Suo browser, presupporremo che vorrà ricevere tutti i cookie sul sito web di ESF Language Service. La maggior parte dei browser fornisce anche la funzionalità che le consente di rivedere e cancellare i cookie, compresi quelli di ESF Language Service. La preghiamo di notare che il sito di ESF Language Service non funzionerà correttamente senza cookie.</text:span></text:p>
      <text:p text:style-name="P13"><text:span text:style-name="T1">Per ulteriori informazioni sui cookie, incluso come vedere quali cookie sono stati impostati e come gestirli e rimuoverli, visiti </text:span><text:a xlink:type="simple" xlink:href="https://it.wikipedia.org/wiki/Cookie" text:style-name="Internet_20_link" text:visited-style-name="Visited_20_Internet_20_Link">wikipedia.org</text:a><text:span text:style-name="T1">, </text:span><text:a xlink:type="simple" xlink:href="http://www.allaboutcookies.org/" text:style-name="Internet_20_link" text:visited-style-name="Visited_20_Internet_20_Link">www.allaboutcookies.org</text:a><text:span text:style-name="T1"> o </text:span><text:a xlink:type="simple" xlink:href="http://www.aboutcookies.org/" text:style-name="Internet_20_link" text:visited-style-name="Visited_20_Internet_20_Link">www.aboutcookies.org</text:a><text:span text:style-name="T1">.</text:span></text:p>
      <text:h text:style-name="P15" text:outline-level="2">Altre risorse utili</text:h>
      <text:p text:style-name="P14">Per maggiori informazioni sull’utilizzo dei cookie da parte degli inserzionisti, possono risultare utili i seguenti link:</text:p>
      <text:list xml:id="list1665881206" text:style-name="L5">
        <text:list-item>
          <text:p text:style-name="P11"><text:a xlink:type="simple" xlink:href="http://www.youronlinechoices.eu/" text:style-name="Internet_20_link" text:visited-style-name="Visited_20_Internet_20_Link"><text:span text:style-name="T1">European Interactive Digital Advertising Alliance (EU)</text:span></text:a></text:p>
        </text:list-item>
        <text:list-item>
          <text:p text:style-name="P11"><text:a xlink:type="simple" xlink:href="http://www.iab.net/" text:style-name="Internet_20_link" text:visited-style-name="Visited_20_Internet_20_Link"><text:span text:style-name="T1">Internet Advertising Bureau (USA)</text:span></text:a></text:p>
        </text:list-item>
        <text:list-item>
          <text:p text:style-name="P5"><text:a xlink:type="simple" xlink:href="http://www.iabeurope.eu/" text:style-name="Internet_20_link" text:visited-style-name="Visited_20_Internet_20_Link"><text:span text:style-name="T1">Internet Advertising Bureau (EU)</text:span></text:a></text:p>
        </text:list-item>
      </text:list>
      <text:p text:style-name="P14">I produttori del browser forniscono pagine di aiuto relative alla gestione dei cookie nei loro prodotti. Veda di seguito per ulteriori informazioni.</text:p>
      <text:list xml:id="list643928745" text:style-name="L6">
        <text:list-item>
          <text:p text:style-name="P12"><text:a xlink:type="simple" xlink:href="https://support.google.com/chrome/answer/95647?hl=en" text:style-name="Internet_20_link" text:visited-style-name="Visited_20_Internet_20_Link"><text:span text:style-name="T1">Google Chrome</text:span></text:a></text:p>
        </text:list-item>
        <text:list-item>
          <text:p text:style-name="P12"><text:a xlink:type="simple" xlink:href="https://support.microsoft.com/en-us/kb/260971" text:style-name="Internet_20_link" text:visited-style-name="Visited_20_Internet_20_Link"><text:span text:style-name="T1">Internet Explorer</text:span></text:a></text:p>
        </text:list-item>
        <text:list-item>
          <text:p text:style-name="P12"><text:a xlink:type="simple" xlink:href="https://support.mozilla.org/en-US/kb/cookies-information-websites-store-on-your-computer" text:style-name="Internet_20_link" text:visited-style-name="Visited_20_Internet_20_Link"><text:span text:style-name="T1">Mozilla Firefox</text:span></text:a></text:p>
        </text:list-item>
        <text:list-item>
          <text:p text:style-name="P12"><text:a xlink:type="simple" xlink:href="https://support.apple.com/kb/PH5042?locale=en_US" text:style-name="Internet_20_link" text:visited-style-name="Visited_20_Internet_20_Link"><text:span text:style-name="T1">Safari (Desktop)</text:span></text:a></text:p>
        </text:list-item>
        <text:list-item>
          <text:p text:style-name="P12"><text:a xlink:type="simple" xlink:href="https://support.apple.com/en-us/HT201265" text:style-name="Internet_20_link" text:visited-style-name="Visited_20_Internet_20_Link"><text:span text:style-name="T1">Safari (Mobile)</text:span></text:a></text:p>
        </text:list-item>
        <text:list-item>
          <text:p text:style-name="P12"><text:a xlink:type="simple" xlink:href="http://support.google.com/ics/nexus/bin/answer.py?hl=en&amp;answer=2425067" text:style-name="Internet_20_link" text:visited-style-name="Visited_20_Internet_20_Link"><text:span text:style-name="T1">Browser Android</text:span></text:a></text:p>
        </text:list-item>
        <text:list-item>
          <text:p text:style-name="P12"><text:a xlink:type="simple" xlink:href="http://www.opera.com/help" text:style-name="Internet_20_link" text:visited-style-name="Visited_20_Internet_20_Link"><text:span text:style-name="T1">Opera</text:span></text:a></text:p>
        </text:list-item>
        <text:list-item>
          <text:p text:style-name="P6"><text:a xlink:type="simple" xlink:href="http://www.opera.com/help/mobile/android#privacy" text:style-name="Internet_20_link" text:visited-style-name="Visited_20_Internet_20_Link"><text:span text:style-name="T1">Opera Mobile</text:span></text:a></text:p>
        </text:list-item>
      </text:list>
      <text:p text:style-name="P14">Per gli altri browser, consulti la documentazione fornita dal produttore.</text:p>
      <text:p text:style-name="Text_20_body"><text:span text:style-name="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 LibreOffice_project/86daf60bf00efa86ad547e59e09d6bb77c699acb</meta:generator>
    <dc:date>2019-05-11T04:09:01.320000000</dc:date>
    <meta:editing-duration>PT2H10M16S</meta:editing-duration>
    <meta:editing-cycles>1</meta:editing-cycles>
    <meta:document-statistic meta:table-count="0" meta:image-count="0" meta:object-count="0" meta:page-count="3" meta:paragraph-count="46" meta:word-count="1654" meta:character-count="10554" meta:non-whitespace-character-count="8962"/>
  </office:meta>
</office:document-meta>
</file>